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9774f" officeooo:paragraph-rsid="0009774f"/>
    </style:style>
    <style:style style:name="P2" style:family="paragraph" style:parent-style-name="Standard">
      <style:text-properties officeooo:rsid="0009774f" officeooo:paragraph-rsid="0009a4d2"/>
    </style:style>
    <style:style style:name="P3" style:family="paragraph" style:parent-style-name="Standard">
      <style:text-properties fo:font-size="14pt" officeooo:rsid="0009774f" officeooo:paragraph-rsid="0009774f" style:font-size-asian="14pt" style:font-size-complex="14pt"/>
    </style:style>
    <style:style style:name="P4" style:family="paragraph" style:parent-style-name="Standard">
      <style:text-properties fo:font-weight="bold" officeooo:rsid="0009774f" officeooo:paragraph-rsid="0009774f" style:font-weight-asian="bold" style:font-weight-complex="bold"/>
    </style:style>
    <style:style style:name="P5" style:family="paragraph" style:parent-style-name="Standard">
      <style:text-properties fo:font-weight="normal" officeooo:rsid="0009774f" officeooo:paragraph-rsid="0009a4d2" style:font-weight-asian="normal" style:font-weight-complex="normal"/>
    </style:style>
    <style:style style:name="P6" style:family="paragraph" style:parent-style-name="Standard">
      <style:text-properties fo:font-weight="normal" officeooo:rsid="000c83f2" officeooo:paragraph-rsid="000c83f2" style:font-weight-asian="normal" style:font-weight-complex="normal"/>
    </style:style>
    <style:style style:name="P7" style:family="paragraph" style:parent-style-name="Standard">
      <style:text-properties officeooo:rsid="0009a4d2" officeooo:paragraph-rsid="0009a4d2"/>
    </style:style>
    <style:style style:name="P8" style:family="paragraph" style:parent-style-name="Standard" style:master-page-name="Standard">
      <style:paragraph-properties style:page-number="auto"/>
      <style:text-properties fo:font-size="16pt" fo:font-weight="bold" officeooo:rsid="0009774f" officeooo:paragraph-rsid="0009774f" style:font-size-asian="16pt" style:font-weight-asian="bold" style:font-size-complex="16pt" style:font-weight-complex="bold"/>
    </style:style>
    <style:style style:name="T1" style:family="text">
      <style:text-properties officeooo:rsid="000b04d7"/>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im King</text:p>
      <text:p text:style-name="P3">Week 8 Research Project</text:p>
      <text:p text:style-name="P1"/>
      <text:p text:style-name="P4">6. What is a JOIN when talking about databases? </text:p>
      <text:p text:style-name="P1"/>
      <text:p text:style-name="P1">Note: <text:s/>I specifically reversed the order of these two prompts, because I see them as being related to each other, in this order, where the VIEW question builds upon the JOIN question.</text:p>
      <text:p text:style-name="P1"/>
      <text:p text:style-name="P1"><text:a xlink:type="simple" xlink:href="https://search.brave.com/search?q=In+SQL%2C+explain+what+a+JOIN+is+and+how+it+works.&amp;source=web&amp;summary=1&amp;conversation=d625fee546f1af67dfce51" text:style-name="Internet_20_link" text:visited-style-name="Visited_20_Internet_20_Link">https://search.brave.com/search?q=In+SQL%2C+explain+what+a+JOIN+is+and+how+it+works.&amp;source=web&amp;summary=1&amp;conversation=d625fee546f1af67dfce51</text:a></text:p>
      <text:p text:style-name="P1"/>
      <text:p text:style-name="P7">The JOIN command is a SQL command, as part of a SELECT command, that allows you to access data from multiple tables, based upon their common key fields, where a FOREIGN KEY in one table is the PRIMARY KEY in another table. <text:s text:c="2"/>This is the basis for creating relationships between tables in RDBMS's. <text:s/></text:p>
      <text:p text:style-name="P7"/>
      <text:p text:style-name="P7">There are multiple types of JOINs, the most common being the INNER JOIN, which is also the default, if you do not specify the modifier before the JOIN. <text:s/>The INNER JOIN includes records that match via the common KEY fields in both tables. <text:s/>On the other hand, there is also a LEFT JOIN and a RIGHT JOIN, which includes all the data in the noted LEFT or RIGHT sided tables, plus data in the opposite table that matches the KEY. <text:s/><text:span text:style-name="T1">There is also the FULL JOIN, which includes all the records, from both tables, regardless if there was a match, and the SELF JOIN, which joins a table to itself and is useful for identifying hierarchical data within a table, such as in an employee database, where someone can be both an employee and someone else's manager. <text:s/>(Note that the FULL JOIN may not be directly supported by MySQL, but it can be accomplished by using a UNION on a RIGHT and LEFT JOIN.) <text:s/>Additionally, there is the CROSS JOIN, which concatenates the records of the tables via a Cartesian product.</text:span></text:p>
      <text:p text:style-name="P1"/>
      <text:p text:style-name="P4">5. What is a VIEW in an RDBMS.  What is a view?  Why is it useful? </text:p>
      <text:p text:style-name="P2"/>
      <text:p text:style-name="P5"><text:a xlink:type="simple" xlink:href="https://search.brave.com/search?q=In+SQL%2C+explain+what+a+VIEW+is%2C+and+how+it%27s+created+and+used.&amp;source=web&amp;summary=1&amp;conversation=d48dd87d18b46e4b35ac7b" text:style-name="Internet_20_link" text:visited-style-name="Visited_20_Internet_20_Link">https://search.brave.com/search?q=In+SQL%2C+explain+what+a+VIEW+is%2C+and+how+it%27s+created+and+used.&amp;source=web&amp;summary=1&amp;conversation=d48dd87d18b46e4b35ac7b</text:a></text:p>
      <text:p text:style-name="P5"/>
      <text:p text:style-name="P6">A VIEW is a virtual table, built with a CREATE VIEW table AS SELECT... statement in SQL, where the SELECT statement continues as you would, normally. <text:s/>The VIEW can be built on a single table, but it is more commonly used to represent complex JOINs for simplification, allowing users to just access the VIEW, rather than them having to replicate the JOIN all the time. <text:s/>The VIEW table does not actually store any data; rather, it is continually updated by the RDBMS from the underlying tables. <text:s/>VIEWs can be useful, not just for simplifying access to JOINs, but also for improving security, because you're only granting access to the VIEW, not the actual tables, for developmental efficiency of coding, and for abstraction, removing the need to see the complexity of the underlying query. <text:s/>On the other hand, VIEWs can potentially become very large, requiring significant CPU and RAM resources, and it is difficult to limit that, so they must be used judiciousl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4374in" fo:margin-bottom="0.5in" fo:margin-left="0.5626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Timothy King</meta:initial-creator>
    <meta:creation-date>2020-01-08T15:15:00</meta:creation-date>
    <dc:date>2025-02-27T01:00:05.836000000</dc:date>
    <meta:editing-cycles>2</meta:editing-cycles>
    <meta:editing-duration>PT13M56S</meta:editing-duration>
    <meta:generator>LibreOffice/7.1.1.2$Windows_X86_64 LibreOffice_project/fe0b08f4af1bacafe4c7ecc87ce55bb426164676</meta:generator>
    <meta:document-statistic meta:table-count="0" meta:image-count="0" meta:object-count="0" meta:page-count="1" meta:paragraph-count="10" meta:word-count="461" meta:character-count="2885" meta:non-whitespace-character-count="2416"/>
  </office:meta>
</office:document-meta>
</file>